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56cm" fo:min-width="5.8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3.81cm" svg:x="14.208cm" svg:y="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08cm" svg:y1="1.381cm" svg:x2="20.558cm" svg:y2="1.381cm">
            <text:p/>
          </draw:line>
          <draw:line draw:style-name="gr2" draw:text-style-name="P1" draw:layer="layout" svg:x1="14.589cm" svg:y1="1cm" svg:x2="14.589cm" svg:y2="4.81cm">
            <text:p/>
          </draw:line>
          <draw:line draw:style-name="gr2" draw:text-style-name="P1" draw:layer="layout" svg:x1="14.208cm" svg:y1="4.429cm" svg:x2="20.558cm" svg:y2="4.429cm">
            <text:p/>
          </draw:line>
          <draw:line draw:style-name="gr2" draw:text-style-name="P1" draw:layer="layout" svg:x1="20.177cm" svg:y1="1cm" svg:x2="20.177cm" svg:y2="4.81cm">
            <text:p/>
          </draw:line>
          <draw:line draw:style-name="gr2" draw:text-style-name="P1" draw:layer="layout" svg:x1="16.494cm" svg:y1="2.905cm" svg:x2="18.272cm" svg:y2="2.905cm">
            <text:p/>
          </draw:line>
          <draw:line draw:style-name="gr2" draw:text-style-name="P1" draw:layer="layout" svg:x1="17.383cm" svg:y1="2.016cm" svg:x2="17.383cm" svg:y2="3.794cm">
            <text:p/>
          </draw:line>
        </draw:g>
        <draw:g>
          <draw:custom-shape draw:style-name="gr1" draw:text-style-name="P1" draw:layer="layout" svg:width="6.35cm" svg:height="3.81cm" svg:x="14.208cm" svg:y="5.0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08cm" svg:y1="5.445cm" svg:x2="20.558cm" svg:y2="5.445cm">
            <text:p/>
          </draw:line>
          <draw:line draw:style-name="gr2" draw:text-style-name="P1" draw:layer="layout" svg:x1="14.589cm" svg:y1="5.064cm" svg:x2="14.589cm" svg:y2="8.874cm">
            <text:p/>
          </draw:line>
          <draw:line draw:style-name="gr2" draw:text-style-name="P1" draw:layer="layout" svg:x1="14.208cm" svg:y1="8.493cm" svg:x2="20.558cm" svg:y2="8.493cm">
            <text:p/>
          </draw:line>
          <draw:line draw:style-name="gr2" draw:text-style-name="P1" draw:layer="layout" svg:x1="20.177cm" svg:y1="5.064cm" svg:x2="20.177cm" svg:y2="8.874cm">
            <text:p/>
          </draw:line>
          <draw:line draw:style-name="gr2" draw:text-style-name="P1" draw:layer="layout" svg:x1="16.494cm" svg:y1="6.969cm" svg:x2="18.272cm" svg:y2="6.969cm">
            <text:p/>
          </draw:line>
          <draw:line draw:style-name="gr2" draw:text-style-name="P1" draw:layer="layout" svg:x1="17.383cm" svg:y1="6.08cm" svg:x2="17.383cm" svg:y2="7.858cm">
            <text:p/>
          </draw:line>
        </draw:g>
        <draw:g>
          <draw:custom-shape draw:style-name="gr1" draw:text-style-name="P1" draw:layer="layout" svg:width="6.35cm" svg:height="3.81cm" svg:x="14.208cm" svg:y="9.1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08cm" svg:y1="9.509cm" svg:x2="20.558cm" svg:y2="9.509cm">
            <text:p/>
          </draw:line>
          <draw:line draw:style-name="gr2" draw:text-style-name="P1" draw:layer="layout" svg:x1="14.589cm" svg:y1="9.128cm" svg:x2="14.589cm" svg:y2="12.938cm">
            <text:p/>
          </draw:line>
          <draw:line draw:style-name="gr2" draw:text-style-name="P1" draw:layer="layout" svg:x1="14.208cm" svg:y1="12.557cm" svg:x2="20.558cm" svg:y2="12.557cm">
            <text:p/>
          </draw:line>
          <draw:line draw:style-name="gr2" draw:text-style-name="P1" draw:layer="layout" svg:x1="20.177cm" svg:y1="9.128cm" svg:x2="20.177cm" svg:y2="12.938cm">
            <text:p/>
          </draw:line>
          <draw:line draw:style-name="gr2" draw:text-style-name="P1" draw:layer="layout" svg:x1="16.494cm" svg:y1="11.033cm" svg:x2="18.272cm" svg:y2="11.033cm">
            <text:p/>
          </draw:line>
          <draw:line draw:style-name="gr2" draw:text-style-name="P1" draw:layer="layout" svg:x1="17.383cm" svg:y1="10.144cm" svg:x2="17.383cm" svg:y2="11.922cm">
            <text:p/>
          </draw:line>
        </draw:g>
        <draw:g>
          <draw:custom-shape draw:style-name="gr1" draw:text-style-name="P1" draw:layer="layout" svg:width="6.35cm" svg:height="3.81cm" svg:x="14.208cm" svg:y="13.19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08cm" svg:y1="13.573cm" svg:x2="20.558cm" svg:y2="13.573cm">
            <text:p/>
          </draw:line>
          <draw:line draw:style-name="gr2" draw:text-style-name="P1" draw:layer="layout" svg:x1="14.589cm" svg:y1="13.192cm" svg:x2="14.589cm" svg:y2="17.002cm">
            <text:p/>
          </draw:line>
          <draw:line draw:style-name="gr2" draw:text-style-name="P1" draw:layer="layout" svg:x1="14.208cm" svg:y1="16.621cm" svg:x2="20.558cm" svg:y2="16.621cm">
            <text:p/>
          </draw:line>
          <draw:line draw:style-name="gr2" draw:text-style-name="P1" draw:layer="layout" svg:x1="20.177cm" svg:y1="13.192cm" svg:x2="20.177cm" svg:y2="17.002cm">
            <text:p/>
          </draw:line>
          <draw:line draw:style-name="gr2" draw:text-style-name="P1" draw:layer="layout" svg:x1="16.494cm" svg:y1="15.097cm" svg:x2="18.272cm" svg:y2="15.097cm">
            <text:p/>
          </draw:line>
          <draw:line draw:style-name="gr2" draw:text-style-name="P1" draw:layer="layout" svg:x1="17.383cm" svg:y1="14.208cm" svg:x2="17.383cm" svg:y2="15.986cm">
            <text:p/>
          </draw:line>
        </draw:g>
        <draw:g>
          <draw:custom-shape draw:style-name="gr1" draw:text-style-name="P1" draw:layer="layout" svg:width="6.35cm" svg:height="3.81cm" svg:x="14.208cm" svg:y="17.25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08cm" svg:y1="17.637cm" svg:x2="20.558cm" svg:y2="17.637cm">
            <text:p/>
          </draw:line>
          <draw:line draw:style-name="gr2" draw:text-style-name="P1" draw:layer="layout" svg:x1="14.589cm" svg:y1="17.256cm" svg:x2="14.589cm" svg:y2="21.066cm">
            <text:p/>
          </draw:line>
          <draw:line draw:style-name="gr2" draw:text-style-name="P1" draw:layer="layout" svg:x1="14.208cm" svg:y1="20.685cm" svg:x2="20.558cm" svg:y2="20.685cm">
            <text:p/>
          </draw:line>
          <draw:line draw:style-name="gr2" draw:text-style-name="P1" draw:layer="layout" svg:x1="20.177cm" svg:y1="17.256cm" svg:x2="20.177cm" svg:y2="21.066cm">
            <text:p/>
          </draw:line>
          <draw:line draw:style-name="gr2" draw:text-style-name="P1" draw:layer="layout" svg:x1="16.494cm" svg:y1="19.161cm" svg:x2="18.272cm" svg:y2="19.161cm">
            <text:p/>
          </draw:line>
          <draw:line draw:style-name="gr2" draw:text-style-name="P1" draw:layer="layout" svg:x1="17.383cm" svg:y1="18.272cm" svg:x2="17.383cm" svg:y2="20.05cm">
            <text:p/>
          </draw:line>
        </draw:g>
        <draw:g>
          <draw:custom-shape draw:style-name="gr1" draw:text-style-name="P1" draw:layer="layout" svg:width="6.35cm" svg:height="3.81cm" svg:x="14.208cm" svg:y="21.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08cm" svg:y1="21.701cm" svg:x2="20.558cm" svg:y2="21.701cm">
            <text:p/>
          </draw:line>
          <draw:line draw:style-name="gr2" draw:text-style-name="P1" draw:layer="layout" svg:x1="14.589cm" svg:y1="21.32cm" svg:x2="14.589cm" svg:y2="25.13cm">
            <text:p/>
          </draw:line>
          <draw:line draw:style-name="gr2" draw:text-style-name="P1" draw:layer="layout" svg:x1="14.208cm" svg:y1="24.749cm" svg:x2="20.558cm" svg:y2="24.749cm">
            <text:p/>
          </draw:line>
          <draw:line draw:style-name="gr2" draw:text-style-name="P1" draw:layer="layout" svg:x1="20.177cm" svg:y1="21.32cm" svg:x2="20.177cm" svg:y2="25.13cm">
            <text:p/>
          </draw:line>
          <draw:line draw:style-name="gr2" draw:text-style-name="P1" draw:layer="layout" svg:x1="16.494cm" svg:y1="23.225cm" svg:x2="18.272cm" svg:y2="23.225cm">
            <text:p/>
          </draw:line>
          <draw:line draw:style-name="gr2" draw:text-style-name="P1" draw:layer="layout" svg:x1="17.383cm" svg:y1="22.336cm" svg:x2="17.383cm" svg:y2="24.114cm">
            <text:p/>
          </draw:line>
        </draw:g>
        <draw:g>
          <draw:custom-shape draw:style-name="gr1" draw:text-style-name="P1" draw:layer="layout" svg:width="6.35cm" svg:height="3.81cm" svg:x="7.604cm" svg:y="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04cm" svg:y1="1.381cm" svg:x2="13.954cm" svg:y2="1.381cm">
            <text:p/>
          </draw:line>
          <draw:line draw:style-name="gr2" draw:text-style-name="P1" draw:layer="layout" svg:x1="7.985cm" svg:y1="1cm" svg:x2="7.985cm" svg:y2="4.81cm">
            <text:p/>
          </draw:line>
          <draw:line draw:style-name="gr2" draw:text-style-name="P1" draw:layer="layout" svg:x1="7.604cm" svg:y1="4.429cm" svg:x2="13.954cm" svg:y2="4.429cm">
            <text:p/>
          </draw:line>
          <draw:line draw:style-name="gr2" draw:text-style-name="P1" draw:layer="layout" svg:x1="13.573cm" svg:y1="1cm" svg:x2="13.573cm" svg:y2="4.81cm">
            <text:p/>
          </draw:line>
          <draw:line draw:style-name="gr2" draw:text-style-name="P1" draw:layer="layout" svg:x1="9.89cm" svg:y1="2.905cm" svg:x2="11.668cm" svg:y2="2.905cm">
            <text:p/>
          </draw:line>
          <draw:line draw:style-name="gr2" draw:text-style-name="P1" draw:layer="layout" svg:x1="10.779cm" svg:y1="2.016cm" svg:x2="10.779cm" svg:y2="3.794cm">
            <text:p/>
          </draw:line>
        </draw:g>
        <draw:g>
          <draw:custom-shape draw:style-name="gr1" draw:text-style-name="P1" draw:layer="layout" svg:width="6.35cm" svg:height="3.81cm" svg:x="7.604cm" svg:y="5.0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04cm" svg:y1="5.445cm" svg:x2="13.954cm" svg:y2="5.445cm">
            <text:p/>
          </draw:line>
          <draw:line draw:style-name="gr2" draw:text-style-name="P1" draw:layer="layout" svg:x1="7.985cm" svg:y1="5.064cm" svg:x2="7.985cm" svg:y2="8.874cm">
            <text:p/>
          </draw:line>
          <draw:line draw:style-name="gr2" draw:text-style-name="P1" draw:layer="layout" svg:x1="7.604cm" svg:y1="8.493cm" svg:x2="13.954cm" svg:y2="8.493cm">
            <text:p/>
          </draw:line>
          <draw:line draw:style-name="gr2" draw:text-style-name="P1" draw:layer="layout" svg:x1="13.573cm" svg:y1="5.064cm" svg:x2="13.573cm" svg:y2="8.874cm">
            <text:p/>
          </draw:line>
          <draw:line draw:style-name="gr2" draw:text-style-name="P1" draw:layer="layout" svg:x1="9.89cm" svg:y1="6.969cm" svg:x2="11.668cm" svg:y2="6.969cm">
            <text:p/>
          </draw:line>
          <draw:line draw:style-name="gr2" draw:text-style-name="P1" draw:layer="layout" svg:x1="10.779cm" svg:y1="6.08cm" svg:x2="10.779cm" svg:y2="7.858cm">
            <text:p/>
          </draw:line>
        </draw:g>
        <draw:g>
          <draw:custom-shape draw:style-name="gr1" draw:text-style-name="P1" draw:layer="layout" svg:width="6.35cm" svg:height="3.81cm" svg:x="7.604cm" svg:y="9.1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04cm" svg:y1="9.509cm" svg:x2="13.954cm" svg:y2="9.509cm">
            <text:p/>
          </draw:line>
          <draw:line draw:style-name="gr2" draw:text-style-name="P1" draw:layer="layout" svg:x1="7.985cm" svg:y1="9.128cm" svg:x2="7.985cm" svg:y2="12.938cm">
            <text:p/>
          </draw:line>
          <draw:line draw:style-name="gr2" draw:text-style-name="P1" draw:layer="layout" svg:x1="7.604cm" svg:y1="12.557cm" svg:x2="13.954cm" svg:y2="12.557cm">
            <text:p/>
          </draw:line>
          <draw:line draw:style-name="gr2" draw:text-style-name="P1" draw:layer="layout" svg:x1="13.573cm" svg:y1="9.128cm" svg:x2="13.573cm" svg:y2="12.938cm">
            <text:p/>
          </draw:line>
          <draw:line draw:style-name="gr2" draw:text-style-name="P1" draw:layer="layout" svg:x1="9.89cm" svg:y1="11.033cm" svg:x2="11.668cm" svg:y2="11.033cm">
            <text:p/>
          </draw:line>
          <draw:line draw:style-name="gr2" draw:text-style-name="P1" draw:layer="layout" svg:x1="10.779cm" svg:y1="10.144cm" svg:x2="10.779cm" svg:y2="11.922cm">
            <text:p/>
          </draw:line>
        </draw:g>
        <draw:g>
          <draw:custom-shape draw:style-name="gr1" draw:text-style-name="P1" draw:layer="layout" svg:width="6.35cm" svg:height="3.81cm" svg:x="7.604cm" svg:y="13.19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04cm" svg:y1="13.573cm" svg:x2="13.954cm" svg:y2="13.573cm">
            <text:p/>
          </draw:line>
          <draw:line draw:style-name="gr2" draw:text-style-name="P1" draw:layer="layout" svg:x1="7.985cm" svg:y1="13.192cm" svg:x2="7.985cm" svg:y2="17.002cm">
            <text:p/>
          </draw:line>
          <draw:line draw:style-name="gr2" draw:text-style-name="P1" draw:layer="layout" svg:x1="7.604cm" svg:y1="16.621cm" svg:x2="13.954cm" svg:y2="16.621cm">
            <text:p/>
          </draw:line>
          <draw:line draw:style-name="gr2" draw:text-style-name="P1" draw:layer="layout" svg:x1="13.573cm" svg:y1="13.192cm" svg:x2="13.573cm" svg:y2="17.002cm">
            <text:p/>
          </draw:line>
          <draw:line draw:style-name="gr2" draw:text-style-name="P1" draw:layer="layout" svg:x1="9.89cm" svg:y1="15.097cm" svg:x2="11.668cm" svg:y2="15.097cm">
            <text:p/>
          </draw:line>
          <draw:line draw:style-name="gr2" draw:text-style-name="P1" draw:layer="layout" svg:x1="10.779cm" svg:y1="14.208cm" svg:x2="10.779cm" svg:y2="15.986cm">
            <text:p/>
          </draw:line>
        </draw:g>
        <draw:g>
          <draw:custom-shape draw:style-name="gr1" draw:text-style-name="P1" draw:layer="layout" svg:width="6.35cm" svg:height="3.81cm" svg:x="7.604cm" svg:y="17.25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04cm" svg:y1="17.637cm" svg:x2="13.954cm" svg:y2="17.637cm">
            <text:p/>
          </draw:line>
          <draw:line draw:style-name="gr2" draw:text-style-name="P1" draw:layer="layout" svg:x1="7.985cm" svg:y1="17.256cm" svg:x2="7.985cm" svg:y2="21.066cm">
            <text:p/>
          </draw:line>
          <draw:line draw:style-name="gr2" draw:text-style-name="P1" draw:layer="layout" svg:x1="7.604cm" svg:y1="20.685cm" svg:x2="13.954cm" svg:y2="20.685cm">
            <text:p/>
          </draw:line>
          <draw:line draw:style-name="gr2" draw:text-style-name="P1" draw:layer="layout" svg:x1="13.573cm" svg:y1="17.256cm" svg:x2="13.573cm" svg:y2="21.066cm">
            <text:p/>
          </draw:line>
          <draw:line draw:style-name="gr2" draw:text-style-name="P1" draw:layer="layout" svg:x1="9.89cm" svg:y1="19.161cm" svg:x2="11.668cm" svg:y2="19.161cm">
            <text:p/>
          </draw:line>
          <draw:line draw:style-name="gr2" draw:text-style-name="P1" draw:layer="layout" svg:x1="10.779cm" svg:y1="18.272cm" svg:x2="10.779cm" svg:y2="20.05cm">
            <text:p/>
          </draw:line>
        </draw:g>
        <draw:g>
          <draw:custom-shape draw:style-name="gr1" draw:text-style-name="P1" draw:layer="layout" svg:width="6.35cm" svg:height="3.81cm" svg:x="7.604cm" svg:y="21.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04cm" svg:y1="21.701cm" svg:x2="13.954cm" svg:y2="21.701cm">
            <text:p/>
          </draw:line>
          <draw:line draw:style-name="gr2" draw:text-style-name="P1" draw:layer="layout" svg:x1="7.985cm" svg:y1="21.32cm" svg:x2="7.985cm" svg:y2="25.13cm">
            <text:p/>
          </draw:line>
          <draw:line draw:style-name="gr2" draw:text-style-name="P1" draw:layer="layout" svg:x1="7.604cm" svg:y1="24.749cm" svg:x2="13.954cm" svg:y2="24.749cm">
            <text:p/>
          </draw:line>
          <draw:line draw:style-name="gr2" draw:text-style-name="P1" draw:layer="layout" svg:x1="13.573cm" svg:y1="21.32cm" svg:x2="13.573cm" svg:y2="25.13cm">
            <text:p/>
          </draw:line>
          <draw:line draw:style-name="gr2" draw:text-style-name="P1" draw:layer="layout" svg:x1="9.89cm" svg:y1="23.225cm" svg:x2="11.668cm" svg:y2="23.225cm">
            <text:p/>
          </draw:line>
          <draw:line draw:style-name="gr2" draw:text-style-name="P1" draw:layer="layout" svg:x1="10.779cm" svg:y1="22.336cm" svg:x2="10.779cm" svg:y2="24.114cm">
            <text:p/>
          </draw:line>
        </draw:g>
        <draw:g>
          <draw:custom-shape draw:style-name="gr1" draw:text-style-name="P1" draw:layer="layout" svg:width="6.35cm" svg:height="3.81cm" svg:x="1cm" svg:y="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cm" svg:y1="1.381cm" svg:x2="7.35cm" svg:y2="1.381cm">
            <text:p/>
          </draw:line>
          <draw:line draw:style-name="gr2" draw:text-style-name="P1" draw:layer="layout" svg:x1="1.381cm" svg:y1="1cm" svg:x2="1.381cm" svg:y2="4.81cm">
            <text:p/>
          </draw:line>
          <draw:line draw:style-name="gr2" draw:text-style-name="P1" draw:layer="layout" svg:x1="1cm" svg:y1="4.429cm" svg:x2="7.35cm" svg:y2="4.429cm">
            <text:p/>
          </draw:line>
          <draw:line draw:style-name="gr2" draw:text-style-name="P1" draw:layer="layout" svg:x1="6.969cm" svg:y1="1cm" svg:x2="6.969cm" svg:y2="4.81cm">
            <text:p/>
          </draw:line>
          <draw:line draw:style-name="gr2" draw:text-style-name="P1" draw:layer="layout" svg:x1="3.286cm" svg:y1="2.905cm" svg:x2="5.064cm" svg:y2="2.905cm">
            <text:p/>
          </draw:line>
          <draw:line draw:style-name="gr2" draw:text-style-name="P1" draw:layer="layout" svg:x1="4.175cm" svg:y1="2.016cm" svg:x2="4.175cm" svg:y2="3.794cm">
            <text:p/>
          </draw:line>
        </draw:g>
        <draw:g>
          <draw:custom-shape draw:style-name="gr1" draw:text-style-name="P1" draw:layer="layout" svg:width="6.35cm" svg:height="3.81cm" svg:x="1cm" svg:y="5.0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cm" svg:y1="5.445cm" svg:x2="7.35cm" svg:y2="5.445cm">
            <text:p/>
          </draw:line>
          <draw:line draw:style-name="gr2" draw:text-style-name="P1" draw:layer="layout" svg:x1="1.381cm" svg:y1="5.064cm" svg:x2="1.381cm" svg:y2="8.874cm">
            <text:p/>
          </draw:line>
          <draw:line draw:style-name="gr2" draw:text-style-name="P1" draw:layer="layout" svg:x1="1cm" svg:y1="8.493cm" svg:x2="7.35cm" svg:y2="8.493cm">
            <text:p/>
          </draw:line>
          <draw:line draw:style-name="gr2" draw:text-style-name="P1" draw:layer="layout" svg:x1="6.969cm" svg:y1="5.064cm" svg:x2="6.969cm" svg:y2="8.874cm">
            <text:p/>
          </draw:line>
          <draw:line draw:style-name="gr2" draw:text-style-name="P1" draw:layer="layout" svg:x1="3.286cm" svg:y1="6.969cm" svg:x2="5.064cm" svg:y2="6.969cm">
            <text:p/>
          </draw:line>
          <draw:line draw:style-name="gr2" draw:text-style-name="P1" draw:layer="layout" svg:x1="4.175cm" svg:y1="6.08cm" svg:x2="4.175cm" svg:y2="7.858cm">
            <text:p/>
          </draw:line>
        </draw:g>
        <draw:g>
          <draw:custom-shape draw:style-name="gr1" draw:text-style-name="P1" draw:layer="layout" svg:width="6.35cm" svg:height="3.81cm" svg:x="1cm" svg:y="9.12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cm" svg:y1="9.509cm" svg:x2="7.35cm" svg:y2="9.509cm">
            <text:p/>
          </draw:line>
          <draw:line draw:style-name="gr2" draw:text-style-name="P1" draw:layer="layout" svg:x1="1.381cm" svg:y1="9.128cm" svg:x2="1.381cm" svg:y2="12.938cm">
            <text:p/>
          </draw:line>
          <draw:line draw:style-name="gr2" draw:text-style-name="P1" draw:layer="layout" svg:x1="1cm" svg:y1="12.557cm" svg:x2="7.35cm" svg:y2="12.557cm">
            <text:p/>
          </draw:line>
          <draw:line draw:style-name="gr2" draw:text-style-name="P1" draw:layer="layout" svg:x1="6.969cm" svg:y1="9.128cm" svg:x2="6.969cm" svg:y2="12.938cm">
            <text:p/>
          </draw:line>
          <draw:line draw:style-name="gr2" draw:text-style-name="P1" draw:layer="layout" svg:x1="3.286cm" svg:y1="11.033cm" svg:x2="5.064cm" svg:y2="11.033cm">
            <text:p/>
          </draw:line>
          <draw:line draw:style-name="gr2" draw:text-style-name="P1" draw:layer="layout" svg:x1="4.175cm" svg:y1="10.144cm" svg:x2="4.175cm" svg:y2="11.922cm">
            <text:p/>
          </draw:line>
        </draw:g>
        <draw:g>
          <draw:custom-shape draw:style-name="gr1" draw:text-style-name="P1" draw:layer="layout" svg:width="6.35cm" svg:height="3.81cm" svg:x="1cm" svg:y="13.19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cm" svg:y1="13.573cm" svg:x2="7.35cm" svg:y2="13.573cm">
            <text:p/>
          </draw:line>
          <draw:line draw:style-name="gr2" draw:text-style-name="P1" draw:layer="layout" svg:x1="1.381cm" svg:y1="13.192cm" svg:x2="1.381cm" svg:y2="17.002cm">
            <text:p/>
          </draw:line>
          <draw:line draw:style-name="gr2" draw:text-style-name="P1" draw:layer="layout" svg:x1="1cm" svg:y1="16.621cm" svg:x2="7.35cm" svg:y2="16.621cm">
            <text:p/>
          </draw:line>
          <draw:line draw:style-name="gr2" draw:text-style-name="P1" draw:layer="layout" svg:x1="6.969cm" svg:y1="13.192cm" svg:x2="6.969cm" svg:y2="17.002cm">
            <text:p/>
          </draw:line>
          <draw:line draw:style-name="gr2" draw:text-style-name="P1" draw:layer="layout" svg:x1="3.286cm" svg:y1="15.097cm" svg:x2="5.064cm" svg:y2="15.097cm">
            <text:p/>
          </draw:line>
          <draw:line draw:style-name="gr2" draw:text-style-name="P1" draw:layer="layout" svg:x1="4.175cm" svg:y1="14.208cm" svg:x2="4.175cm" svg:y2="15.986cm">
            <text:p/>
          </draw:line>
        </draw:g>
        <draw:g>
          <draw:custom-shape draw:style-name="gr1" draw:text-style-name="P1" draw:layer="layout" svg:width="6.35cm" svg:height="3.81cm" svg:x="1cm" svg:y="17.25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cm" svg:y1="17.637cm" svg:x2="7.35cm" svg:y2="17.637cm">
            <text:p/>
          </draw:line>
          <draw:line draw:style-name="gr2" draw:text-style-name="P1" draw:layer="layout" svg:x1="1.381cm" svg:y1="17.256cm" svg:x2="1.381cm" svg:y2="21.066cm">
            <text:p/>
          </draw:line>
          <draw:line draw:style-name="gr2" draw:text-style-name="P1" draw:layer="layout" svg:x1="1cm" svg:y1="20.685cm" svg:x2="7.35cm" svg:y2="20.685cm">
            <text:p/>
          </draw:line>
          <draw:line draw:style-name="gr2" draw:text-style-name="P1" draw:layer="layout" svg:x1="6.969cm" svg:y1="17.256cm" svg:x2="6.969cm" svg:y2="21.066cm">
            <text:p/>
          </draw:line>
          <draw:line draw:style-name="gr2" draw:text-style-name="P1" draw:layer="layout" svg:x1="3.286cm" svg:y1="19.161cm" svg:x2="5.064cm" svg:y2="19.161cm">
            <text:p/>
          </draw:line>
          <draw:line draw:style-name="gr2" draw:text-style-name="P1" draw:layer="layout" svg:x1="4.175cm" svg:y1="18.272cm" svg:x2="4.175cm" svg:y2="20.05cm">
            <text:p/>
          </draw:line>
        </draw:g>
        <draw:g>
          <draw:custom-shape draw:style-name="gr1" draw:text-style-name="P1" draw:layer="layout" svg:width="6.35cm" svg:height="3.81cm" svg:x="1cm" svg:y="21.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cm" svg:y1="21.701cm" svg:x2="7.35cm" svg:y2="21.701cm">
            <text:p/>
          </draw:line>
          <draw:line draw:style-name="gr2" draw:text-style-name="P1" draw:layer="layout" svg:x1="1.381cm" svg:y1="21.32cm" svg:x2="1.381cm" svg:y2="25.13cm">
            <text:p/>
          </draw:line>
          <draw:line draw:style-name="gr2" draw:text-style-name="P1" draw:layer="layout" svg:x1="1cm" svg:y1="24.749cm" svg:x2="7.35cm" svg:y2="24.749cm">
            <text:p/>
          </draw:line>
          <draw:line draw:style-name="gr2" draw:text-style-name="P1" draw:layer="layout" svg:x1="6.969cm" svg:y1="21.32cm" svg:x2="6.969cm" svg:y2="25.13cm">
            <text:p/>
          </draw:line>
          <draw:line draw:style-name="gr2" draw:text-style-name="P1" draw:layer="layout" svg:x1="3.286cm" svg:y1="23.225cm" svg:x2="5.064cm" svg:y2="23.225cm">
            <text:p/>
          </draw:line>
          <draw:line draw:style-name="gr2" draw:text-style-name="P1" draw:layer="layout" svg:x1="4.175cm" svg:y1="22.336cm" svg:x2="4.175cm" svg:y2="24.114cm">
            <text:p/>
          </draw:line>
        </draw:g>
        <draw:frame draw:style-name="gr3" draw:text-style-name="P2" draw:layer="layout" svg:width="11.771cm" svg:height="0.962cm" svg:x="4.342cm" svg:y="25.638cm">
          <draw:text-box>
            <text:p>Drill placement for Sapflux Heater boar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1:20:15.867172632</meta:creation-date>
    <dc:date>2017-05-15T10:57:44.210223306</dc:date>
    <meta:editing-duration>P9DT1H11M27S</meta:editing-duration>
    <meta:editing-cycles>3</meta:editing-cycles>
    <meta:generator>LibreOffice/5.1.6.2$Linux_X86_64 LibreOffice_project/10m0$Build-2</meta:generator>
    <meta:document-statistic meta:object-count="145"/>
  </office:meta>
</office:document-meta>
</file>